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02000000020B2FF2A327EABC87D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Fensterbeschriftung">
      <style:graphic-properties fo:min-height="0.414cm"/>
    </style:style>
    <style:style style:name="gr3" style:family="graphic" style:parent-style-name="Fensterbeschriftung">
      <style:graphic-properties fo:min-height="0.143cm"/>
    </style:style>
    <style:style style:name="gr4" style:family="graphic" style:parent-style-name="Fensterbeschriftung">
      <style:graphic-properties fo:min-height="0.364cm"/>
    </style:style>
    <style:style style:name="gr5" style:family="graphic" style:parent-style-name="Fensterbeschriftung">
      <style:graphic-properties fo:min-height="0.328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Fensterbeschriftung">
      <style:graphic-properties fo:min-height="0.395cm"/>
    </style:style>
    <style:style style:name="gr8" style:family="graphic" style:parent-style-name="Fensterbeschriftung">
      <style:graphic-properties fo:min-height="0.383cm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 draw:nav-order="id1 id2 id3 id4 id5 id6 id7 id8 id9 id10 id11 id12 id13 id14 id15 id16 id17 id18 id19">
        <draw:frame draw:style-name="gr1" draw:text-style-name="P1" xml:id="id1" draw:id="id1" draw:layer="Bildschirm" svg:width="18.983cm" svg:height="11.57cm" svg:x="0.017cm" svg:y="0cm">
          <draw:image xlink:href="../040-040_Konfigurationsmasken.jpg" xlink:type="simple" xlink:show="embed" xlink:actuate="onLoad">
            <text:p/>
          </draw:image>
        </draw:frame>
        <draw:frame draw:style-name="gr2" xml:id="id2" draw:id="id2" draw:layer="annotation" svg:width="3.479cm" svg:height="0.664cm" svg:x="5.919cm" svg:y="4.901cm">
          <draw:text-box>
            <text:p><text:span text:style-name="T1">Eingabefeld</text:span></text:p>
          </draw:text-box>
        </draw:frame>
        <draw:frame draw:style-name="gr3" xml:id="id5" draw:id="id5" draw:layer="annotation" svg:width="1.872cm" svg:height="0.564cm" svg:x="1.89cm" svg:y="4.864cm">
          <draw:text-box>
            <text:p><text:span text:style-name="T2">Löschen</text:span></text:p>
          </draw:text-box>
        </draw:frame>
        <draw:frame draw:style-name="gr4" xml:id="id3" draw:id="id3" draw:layer="annotation" svg:width="2.785cm" svg:height="0.614cm" svg:x="5.27cm" svg:y="2.546cm">
          <draw:text-box>
            <text:p><text:span text:style-name="T2">Name der Maske</text:span></text:p>
          </draw:text-box>
        </draw:frame>
        <draw:frame draw:style-name="gr5" xml:id="id4" draw:id="id4" draw:layer="annotation" svg:width="3.413cm" svg:height="0.645cm" svg:x="12.199cm" svg:y="10.381cm">
          <draw:text-box>
            <text:p><text:span text:style-name="T1">Wirksamer Wert</text:span></text:p>
          </draw:text-box>
        </draw:frame>
        <draw:line draw:style-name="gr6" draw:text-style-name="P1" xml:id="id6" draw:id="id6" draw:layer="annotation" svg:x1="1.87cm" svg:y1="5.141cm" svg:x2="0.711cm" svg:y2="5.382cm">
          <text:p/>
        </draw:line>
        <draw:frame draw:style-name="gr3" xml:id="id7" draw:id="id7" draw:layer="annotation" svg:width="1.872cm" svg:height="0.564cm" svg:x="1.89cm" svg:y="4.864cm">
          <draw:text-box>
            <text:p><text:span text:style-name="T2">Löschen</text:span></text:p>
          </draw:text-box>
        </draw:frame>
        <draw:frame draw:style-name="gr3" xml:id="id8" draw:id="id8" draw:layer="annotation" svg:width="1.872cm" svg:height="0.564cm" svg:x="2.142cm" svg:y="5.783cm">
          <draw:text-box>
            <text:p><text:span text:style-name="T2">Füllen</text:span></text:p>
          </draw:text-box>
        </draw:frame>
        <draw:line draw:style-name="gr6" draw:text-style-name="P1" xml:id="id9" draw:id="id9" draw:layer="annotation" svg:x1="2.111cm" svg:y1="6.202cm" svg:x2="1.433cm" svg:y2="6.071cm">
          <text:p/>
        </draw:line>
        <draw:frame draw:style-name="gr7" xml:id="id10" draw:id="id10" draw:layer="annotation" svg:width="1.461cm" svg:height="0.645cm" svg:x="12.207cm" svg:y="4.772cm">
          <draw:text-box>
            <text:p><text:span text:style-name="T1">Hilfe</text:span></text:p>
          </draw:text-box>
        </draw:frame>
        <draw:line draw:style-name="gr6" draw:text-style-name="P1" xml:id="id11" draw:id="id11" draw:layer="annotation" svg:x1="12.208cm" svg:y1="5.012cm" svg:x2="11.599cm" svg:y2="5.675cm">
          <text:p/>
        </draw:line>
        <draw:line draw:style-name="gr6" draw:text-style-name="P1" xml:id="id12" draw:id="id12" draw:layer="annotation" svg:x1="14.177cm" svg:y1="10.329cm" svg:x2="12.405cm" svg:y2="9.881cm">
          <text:p/>
        </draw:line>
        <draw:frame draw:style-name="gr8" xml:id="id13" draw:id="id13" draw:layer="annotation" svg:width="3.365cm" svg:height="0.645cm" svg:x="14.23cm" svg:y="5.346cm">
          <draw:text-box>
            <text:p><text:span text:style-name="T1">Parameter Name</text:span></text:p>
          </draw:text-box>
        </draw:frame>
        <draw:line draw:style-name="gr6" draw:text-style-name="P1" xml:id="id14" draw:id="id14" draw:layer="annotation" svg:x1="14.23cm" svg:y1="5.657cm" svg:x2="12.422cm" svg:y2="6.713cm">
          <text:p/>
        </draw:line>
        <draw:line draw:style-name="gr6" draw:text-style-name="P1" xml:id="id15" draw:id="id15" draw:layer="annotation" svg:x1="5.263cm" svg:y1="2.864cm" svg:x2="3.974cm" svg:y2="2.936cm">
          <text:p/>
        </draw:line>
        <draw:frame draw:style-name="gr4" xml:id="id16" draw:id="id16" draw:layer="annotation" svg:width="2.785cm" svg:height="0.614cm" svg:x="5.271cm" svg:y="2.546cm">
          <draw:text-box>
            <text:p><text:span text:style-name="T2">Name der Maske</text:span></text:p>
          </draw:text-box>
        </draw:frame>
        <draw:frame draw:style-name="gr4" xml:id="id17" draw:id="id17" draw:layer="annotation" svg:width="2.623cm" svg:height="0.614cm" svg:x="2.03cm" svg:y="1.83cm">
          <draw:text-box>
            <text:p><text:span text:style-name="T2">Current Extract</text:span></text:p>
          </draw:text-box>
        </draw:frame>
        <draw:line draw:style-name="gr6" draw:text-style-name="P1" xml:id="id18" draw:id="id18" draw:layer="annotation" svg:x1="1.969cm" svg:y1="2.148cm" svg:x2="1.36cm" svg:y2="2.632cm">
          <text:p/>
        </draw:line>
        <draw:line draw:style-name="gr6" draw:text-style-name="P1" xml:id="id19" draw:id="id19" draw:layer="annotation" svg:x1="5.925cm" svg:y1="5.245cm" svg:x2="5.137cm" svg:y2="5.78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ensterbeschriftung" style:family="graphic" style:parent-style-name="standard">
      <style:graphic-properties draw:stroke-dash="Dashed_20__28_var_29__20_4" draw:fill-color="#ffffff" draw:fill-gradient-name="Gradient_20_7" draw:fill-hatch-name="Hatching_20_1" draw:fill-image-name="Bitmap_20_1" draw:opacity="50%" draw:fill-image-width="0cm" draw:fill-image-height="0cm" draw:shadow-opacity="50%"/>
    </style:style>
  </office:styles>
  <office:automatic-styles>
    <style:page-layout style:name="PM0">
      <style:page-layout-properties fo:margin-top="1cm" fo:margin-bottom="1cm" fo:margin-left="1cm" fo:margin-right="1cm" fo:page-width="19cm" fo:page-height="11.5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>
        <svg:title>asdfasdfasdf</svg:title>
      </draw:layer>
      <draw:layer draw:name="background"/>
      <draw:layer draw:name="backgroundobjects"/>
      <draw:layer draw:name="controls"/>
      <draw:layer draw:name="measurelines"/>
      <draw:layer draw:name="Bildschirm"/>
      <draw:layer draw:name="annotation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10-16T13:48:06.393186000</dc:date>
    <meta:editing-duration>PT2H1M36S</meta:editing-duration>
    <meta:editing-cycles>5</meta:editing-cycles>
    <meta:generator>LibreOffice/5.1.2.2$MacOSX_X86_64 LibreOffice_project/d3bf12ecb743fc0d20e0be0c58ca359301eb705f</meta:generator>
    <meta:document-statistic meta:object-count="19"/>
  </office:meta>
</office:document-meta>
</file>